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Box"/>Box</text:h>
      <text:p text:style-name="Text_20_body"><text:span text:style-name="Source_20_Text">Box</text:span> is composed of HTML Table, it also called <text:span text:style-name="Source_20_Text">Vbox</text:span>, <text:span text:style-name="T4">it is used to separate each child to show them in a vertical layout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ul/src/archive/web/zul/css/cmps/box.css.dsp?view=markup">The CSS source of Box from SVN</text:a></text:p>
        </text:list-item>
      </text:list>
      <text:h text:style-name="Heading_20_3" text:outline-level="3">Mold: Default <text:span text:style-name="T4">(Vbox)</text:span>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.667cm" svg:height="1.561cm" draw:z-index="0"><draw:image xlink:href="../images/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012cm" svg:height="4.868cm" draw:z-index="1"><draw:image xlink:href="../images/box2.jpg" xlink:type="simple" xlink:show="embed" xlink:actuate="onLoad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v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tr.z-vbox-sep</text:span></text:span></text:p>
          </table:table-cell>
          <table:table-cell table:style-name="Table3.B2" office:value-type="string">
            <text:p text:style-name="P3">Height of separator</text:p>
          </table:table-cell>
          <table:table-cell table:style-name="Table3.C2" office:value-type="string">
            <text:p text:style-name="P7">height: 0.3em; padding: 0; margin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4:12</dc:date>
    <meta:editing-cycles>23</meta:editing-cycles>
    <meta:editing-duration>PT3H51M2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7" meta:word-count="77" meta:character-count="433"/>
  </office:meta>
</office:document-meta>
</file>